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44dfd" officeooo:paragraph-rsid="00044dfd"/>
    </style:style>
    <style:style style:name="P2" style:family="paragraph" style:parent-style-name="Standard">
      <style:text-properties officeooo:rsid="00044dfd" officeooo:paragraph-rsid="00044df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eedbacks das práticas GRA0001</text:p>
      <text:p text:style-name="P2"/>
      <text:p text:style-name="P2">Unidade1</text:p>
      <text:p text:style-name="P2">Possíveis exemplos de resposta de três conteúdos pesquisados nos quais o preconceito linguístico foi identificado. <text:line-break/><text:line-break/>Primeiro conteúdo - O Blog Além d'Arena replicou um texto do jornal digital Brasil 247, sobre um caso de preconceito linguístico identificado em matéria publicada pelo jornal Folha de São Paulo. "Para o jornal Folha de S. Paulo, o nordestino não sabe pronunciar o nome de Haddad, chamando-o de 'Adraike', 'Radarde' ou 'Alade'; desrespeitando e mesmo desconhecendo as variantes fonológicas do português brasileiro, o jornal da família Frias mergulha sua linha editorial na obscuridade rasa da ignorância que criminaliza a democracia linguística no Brasil". <text:line-break/><text:line-break/>Fonte: FOLHA faz matéria preconceituosa sobre eleitor nordestino mais uma vez. <text:span text:style-name="T1">Brasil 247</text:span>, 24 set. 2018. Disponível em: &lt; https://alemdarena.blogspot.com/2018/09/folha-faz-materia-preconceituosa-sobre.htm &gt;. Acesso em: 18 dez. 2018.<text:line-break/><text:line-break/>Segundo conteúdo - O Portal G1 publicou matéria sobre um paciente que foi vítima de preconceito linguístico durante atendimento médico. De acordo com a matéria publicada, "o médico Guilherme Capel Pasqua, plantonista do Hospital Santa Rosa de Lima, em Serra Negra (SP), foi afastado do trabalho após ter publicado uma foto que foi parar nas redes sociais debochando do jeito de falar de um paciente. Na postagem, o doutor aparece com um papel escrito "Não existe peleumonia e nem Raô xis"". <text:line-break/><text:line-break/>Fonte: VICTAL, R. Médico debocha de paciente na internet: 'Não existe peleumonia'. <text:span text:style-name="T1">G1</text:span> - Campinas e Região, 29 jul. 2016. Disponível em: &lt; http://g1.globo.com/sp/campinas-regiao/noticia/2016/07/medico-debocha-de-paciente-na-internet-nao-existe-peleumonia.html &gt;. Acesso em: 18 dez. 2018.<text:line-break/><text:line-break/>Terceiro conteúdo - Conforme texto publicado no Blog do ENEM, para o Ministério da Educação (MEC), "o papel da escola é não só o de ensinar a forma culta da língua, mas também o de combate ao preconceito contra os alunos que falam "errado". Em nota enviada ao iG, o órgão ressalta a existência de uma discriminação linguística e defende a adoção do livro didático de língua portuguesa Por uma vida melhor, da coleção Viver, aprender que dedica um capítulo ao uso popular da língua". <text:line-break/><text:line-break/>Fonte: MOURÃO, E. O combate ao preconceito linguístico no Brasil do século XXI. <text:span text:style-name="T1">Blog do QG</text:span>, 5 set. 2016. Disponível em: &lt; https://blog.enem.com.br/preconceito-linguistico/ &gt;. Acesso em: 18 dez. 2018.</text:p>
      <text:p text:style-name="P2"/>
      <text:p text:style-name="P2">Unidade2</text:p>
      <text:p text:style-name="P2">Seja qual for o setor, o impacto positivo é que a hipertextualidade não é linear, nem sequencial, o que permite ao leitor acesso a uma infinidade de textos, com autonomia para conduzir sua pesquisa e leitura a partir de seus interesses, desenvolvendo um processo de busca e de construção do conhecimento de forma autônoma. <text:line-break/><text:line-break/>O aspecto negativo é que a excessiva liberdade de navegação e os múltiplos níveis de representação, que caracterizam a flexibilidade dos hipertextos, podem conduzir o leitor a uma sobrecarga cognitiva, o que dificulta sua compreensão em relação ao conteúdo acessado e pode acarretar no seu processo de desorientação dentro dessa multidimensionalidade proporcionada no hipertexto.</text:p>
      <text:p text:style-name="P2"/>
      <text:p text:style-name="P2">Unidade3</text:p>
      <text:p text:style-name="P2"><text:soft-page-break/>O discurso foi importante porque atingiu o seu propósito: o de convencer o público sobre o que estava sendo exposto. O sucesso foi garantido porque, além do conteúdo do discurso estar de acordo com a finalidade do evento, o discurso foi bem conduzido pelo(a) orador(a). A voz estava audível, a entonação da voz estava adequada, as pausas, a expressão facial e corporal estavam articulados com os movimentos do corpo e de acordo com a fala.</text:p>
      <text:p text:style-name="P2"/>
      <text:p text:style-name="P2">Unidade4</text:p>
      <text:p text:style-name="P1">Trata-se apenas de um exemplo de resposta pesquisada e, sendo uma pesquisa, as respostas serão as mais variadas. A resposta a seguir representa um exemplo de pesquisa feita na internet e não necessariamente o aluno precisa estender-se em sua resposta, como na reprodução a seguir da Comunicação Informal, disponível em: &lt;https://comunicacaoinformal.wordpress.com/2012/05/04/case-pirelli/&gt;. <text:line-break/><text:line-break/>"A Pirelli é a quinta maior empresa do mundo no mercado de pneus, e no Brasil ela possui 5 fábricas, totalizando 9.500 funcionários, sendo que a maior parte deles estão trabalhando na produção dos produtos. O problema de comunicação interna foi constatado a partir de pesquisas de clima organizacional que apontou uma queda na avaliação da comunicação, baixa adesão dos empregados aos veículos de comunicação interna e a descrença dos funcionários em relação ao discurso da empresa. Para ajudar a organização a reestruturar a comunicação interna, a empresa Ketchum Estratégia foi contratada. E sugeriu que, primeiramente, fossem identificadas as opiniões e expectativas dos colaboradores, após isso reorganizar a CI de maneira estratégica e fortalecer o papel dos veículos internos. <text:line-break/><text:line-break/>Uma pesquisa foi realizada dentro da organização e constatou que 63% do público interno consideravam a comunicação interna negativa ou neutra e apenas 33% a consideravam positiva. Outros pontos negativos foram encontrados como a falta de transparência, falta de clareza das mensagens transmitidas, ausência de processos definidos, líderes sem perfil de comunicação, a grande influência da rádio peão e a grande influência do sindicato na comunicação com as fábricas. <text:line-break/><text:line-break/>Para solucionar todos esses problemas foram criados quatro pilares estratégicos de sustentação da CI, a mudança na cultura de comunicação, para sensibilizar a diretoria e mostrar importância da CI dentro da organização, a criação de processos para organizar o dia a dia da área de CI , adequação da estrutura da área de comunicação, foi contratada uma equipe capacitada e especializada para colocar em prática tudo o que foi planejado e a melhoria dos canais de comunicação,houve uma adequação dos antigos meios ao novo momento da organização e a criação de novos para atender às novas demandas. <text:line-break/><text:line-break/>Todo o processo levou 2 meses para ser implantado em todas as unidades da Pirelli, e para que ele fosse lançado foi criada a campanha Comunica Pirelli: a Pirelli mais perto de você, que atingiu a todos os funcionários, por meio de diversas peças de comunicação espalhadas pelas fábricas com as mensagens' A nossa nova comunicação você vai querer ver, ouvir e participar.' e 'O momento chegou e as novidades também'. <text:line-break/><text:line-break/>Para avaliar qual foi a resposta do público interno a todas as ações desenvolvidas foi realizada uma pesquisa, nos mesmos moldes da primeira que comprou o sucesso de todo o projeto. A avaliação positiva da comunicação interna da Pirelli passou de 33% para 80%, além de todos os novos meios <text:soft-page-break/>de comunicação internos terem sido muito bem aceitos. <text:line-break/><text:line-break/>O fato de a comunicação interna da Pirelli não suprir as necessidades de todos os colaboradores, fez com que os boatos e o apego a outras formas de comunicação prejudicassem a avaliação da comunicação interna da organização. A comunicação informal pode ser muita benéfica para as organizações quando utilizada de forma correta, mas nesse caso ela se tornou um problema já que as informações poderiam ser distorcidas e dadas por fontes não confiáveis". <text:line-break/><text:line-break/>Fonte: Juliana de Rosa (2012, online). REFERÊNCIAS <text:line-break/><text:line-break/>ROSA, J. de. Case Pirelli. <text:span text:style-name="T1">Comunicação Informal</text:span>, 4 mai. 2012. Disponível em: &lt;https://comunicacaoinformal.wordpress.com/2012/05/04/case-pirelli/&gt;. Acesso em: 18 dez. 2018.</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7:48:24.001693059</meta:creation-date>
    <meta:generator>LibreOffice/7.2.7.2$Linux_X86_64 LibreOffice_project/20$Build-2</meta:generator>
    <dc:date>2022-06-26T21:06:55.598557568</dc:date>
    <meta:editing-duration>PT3H7M54S</meta:editing-duration>
    <meta:editing-cycles>1</meta:editing-cycles>
    <meta:document-statistic meta:table-count="0" meta:image-count="0" meta:object-count="0" meta:page-count="3" meta:paragraph-count="9" meta:word-count="1104" meta:character-count="7265" meta:non-whitespace-character-count="6142"/>
  </office:meta>
</office:document-meta>
</file>